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fo:font-weight="bold"/>
    </style:style>
    <style:style style:name="P2" style:family="paragraph" style:parent-style-name="Text_20_body">
      <style:paragraph-properties fo:text-align="justify" style:justify-single-word="false"/>
      <style:text-properties style:font-name="Courier New" fo:font-weight="bold"/>
    </style:style>
    <style:style style:name="P3" style:family="paragraph" style:parent-style-name="Text_20_body">
      <style:paragraph-properties fo:text-align="justify" style:justify-single-word="false"/>
      <style:text-properties style:font-name="Courier New"/>
    </style:style>
    <style:style style:name="P4" style:family="paragraph" style:parent-style-name="Text_20_body">
      <style:paragraph-properties fo:text-align="justify" style:justify-single-word="false"/>
      <style:text-properties style:font-name="Courier New" fo:font-weight="normal" officeooo:rsid="00172561" officeooo:paragraph-rsid="00172561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font-name="Courier New"/>
    </style:style>
    <style:style style:name="P7" style:family="paragraph" style:parent-style-name="Text_20_body">
      <style:paragraph-properties fo:text-align="justify" style:justify-single-word="false"/>
      <style:text-properties style:font-name="Courier New" style:text-underline-style="none" fo:font-weight="normal" officeooo:rsid="00178037" officeooo:paragraph-rsid="00178037" style:font-weight-asian="normal" style:font-weight-complex="normal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normal" officeooo:rsid="00172561" style:font-weight-asian="normal" style:font-weight-complex="normal"/>
    </style:style>
    <style:style style:name="T3" style:family="text">
      <style:text-properties style:font-name="Courier New" fo:font-weight="normal" officeooo:rsid="00178037" style:font-weight-asian="normal" style:font-weight-complex="normal"/>
    </style:style>
    <style:style style:name="T4" style:family="text">
      <style:text-properties officeooo:rsid="00172561"/>
    </style:style>
    <style:style style:name="T5" style:family="text">
      <style:text-properties fo:font-weight="normal" officeooo:rsid="0017256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MPSC382 Assignment Information Sheet</text:p>
      <text:p text:style-name="P1">You must submit an information sheet with every assignment. </text:p>
      <text:p text:style-name="P5"><text:span text:style-name="T1">Name: </text:span><text:span text:style-name="T2">Michael Camara</text:span><text:span text:style-name="T1"> Assignment #: </text:span><text:span text:style-name="T2">Lab </text:span><text:span text:style-name="T3">7</text:span></text:p>
      <text:p text:style-name="P5"><text:span text:style-name="T1">Program Due Date:</text:span> <text:span text:style-name="T2">11/</text:span><text:span text:style-name="T3">17</text:span><text:span text:style-name="T2">/15</text:span></text:p>
      <text:p text:style-name="P5"><text:span text:style-name="T1">Handed in Date:</text:span> <text:span text:style-name="T2">11/</text:span><text:span text:style-name="T3">10</text:span><text:span text:style-name="T2">/15</text:span></text:p>
      <text:p text:style-name="P2">JDK Version: <text:span text:style-name="T5">N/A</text:span></text:p>
      <text:p text:style-name="P5"><text:span text:style-name="T1">Source code file name(s):</text:span> </text:p>
      <text:p text:style-name="P7">Lab7Part1Main.pde, Lab7Part2Main.pde</text:p>
      <text:p text:style-name="P2"/>
      <text:p text:style-name="P2">Compiled (.jar or .class) file name(s): </text:p>
      <text:p text:style-name="P4">As above</text:p>
      <text:p text:style-name="P2"/>
      <text:p text:style-name="P5"><text:span text:style-name="T1">Does your program compile without error?:</text:span> <text:span text:style-name="T4">Yes</text:span></text:p>
      <text:p text:style-name="P2">If not, what is/are the error(s)?:</text:p>
      <text:p text:style-name="P2">________________________________________________________________</text:p>
      <text:p text:style-name="P2">________________________________________________________________</text:p>
      <text:p text:style-name="P2">________________________________________________________________</text:p>
      <text:p text:style-name="P5"><text:span text:style-name="T1">Does your program run without error?:</text:span> <text:span text:style-name="T4">Yes</text:span></text:p>
      <text:p text:style-name="P2">If not, what is/are the error(s) and which parts of your program run correctly?:</text:p>
      <text:p text:style-name="P2">________________________________________________________________</text:p>
      <text:p text:style-name="P2">____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Additional comments (including problems and extra credit):</text:p>
      <text:p text:style-name="P3">____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3:04:48.340629957</meta:creation-date>
    <dc:date>2015-11-10T15:02:37.651931302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97" meta:character-count="1275" meta:non-whitespace-character-count="1201"/>
  </office:meta>
</office:document-meta>
</file>